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Attributes.obtai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RequestAttributes.ServletRequestAttributes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Attributes.g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Attributes.getSession( boolean allowCre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rvletRequestAttributes.getAttributeNames( int sco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letRequestAttributes.getSessionMut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Attributes.resolveReference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RequestAttributes.removeAttribute( String name , int sco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letRequestAttributes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Attributes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Attributes.setAttribute( String name , Object value , int sco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RequestAttributes.isImmutableSessionAttribute( String name ,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Attributes.updateAccessedSessionAttribut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letRequest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Attributes.registerSession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RequestAttributes.getAttribute( String name , int sco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vletRequestAttributes.registerDestructionCallback( String name , Runnable callback , int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Attributes.ServletRequestAttributes( HttpServletRequest request , @ Nullable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